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7200" officeooo:paragraph-rsid="000a7200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a7200" officeooo:paragraph-rsid="000a720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b2048" officeooo:paragraph-rsid="000b2048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d86b" officeooo:paragraph-rsid="000cd86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db62d" officeooo:paragraph-rsid="000db62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b62d" officeooo:paragraph-rsid="000db62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ea8fc" officeooo:paragraph-rsid="000ea8f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b62d" officeooo:paragraph-rsid="000db62d" style:font-weight-asian="normal" style:font-weight-complex="normal"/>
    </style:style>
    <style:style style:name="T1" style:family="text">
      <style:text-properties officeooo:rsid="000b2048"/>
    </style:style>
    <style:style style:name="T2" style:family="text">
      <style:text-properties officeooo:rsid="000cd86b"/>
    </style:style>
    <style:style style:name="T3" style:family="text">
      <style:text-properties officeooo:rsid="000db62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a8fc" style:font-weight-asian="bold" style:font-weight-complex="bold"/>
    </style:style>
    <style:style style:name="T6" style:family="text">
      <style:text-properties officeooo:rsid="000ea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ypton design</text:p>
      <text:p text:style-name="P1"/>
      <text:p text:style-name="P2"><text:subject/><text:span text:style-name="T1">Interpretation</text:span></text:p>
      <text:p text:style-name="P2"/>
      <text:p text:style-name="P3">Expression – expression is a set of one or more <text:span text:style-name="T2">variables/constants delimited by operators, if any.</text:span></text:p>
      <text:p text:style-name="P3"/>
      <text:p text:style-name="P4">Operatr – operators are set of special charecters, used by the interpreter to <text:span text:style-name="T3">merge data from two variables/constants into one </text:span><text:s/><text:span text:style-name="T3">variable.</text:span></text:p>
      <text:p text:style-name="P4"/>
      <text:p text:style-name="P5">Variable – variables are any data types that the interpreter saves in the heap segment for later use. A variable can be <text:span text:style-name="T4">initialized</text:span> with value, a varuable can be <text:span text:style-name="T4">set</text:span> with a new value(not specificlly from the same data type) and the interpreter can <text:span text:style-name="T4">get</text:span> data from a saved variable.</text:p>
      <text:p text:style-name="P5"/>
      <text:p text:style-name="P5">data type – <text:span text:style-name="T6">A data type is a unique type of data that can be stored in memory, data types are divided into </text:span><text:span text:style-name="T5">Premitive data types</text:span><text:span text:style-name="T6"> and </text:span><text:span text:style-name="T5">custom data types(classes)</text:span></text:p>
      <text:p text:style-name="P5"><text:span text:style-name="T5"/></text:p>
      <text:p text:style-name="P8"><text:span text:style-name="T6">Premitive data types – these data types are built-in types in the compiler, they contain only the basic data types such as: integer, string, boolean, etc.</text:span></text:p>
      <text:p text:style-name="P8"/>
      <text:p text:style-name="P7">Class – A class, or a <text:s/>custom data type, is a special data type that can be defined by the programmer. To define a class, the programmer needs to specify the class’s field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0:28:27.010702457</meta:creation-date>
    <dc:date>2019-07-25T13:05:32.706713189</dc:date>
    <meta:editing-duration>PT28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73" meta:character-count="1028" meta:non-whitespace-character-count="855"/>
  </office:meta>
</office:document-meta>
</file>